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6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 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 style:data-style-name="N2" text:time-value="20:50:30.507263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10-14T20:50:53.976036674</dc:date>
    <meta:editing-cycles>28</meta:editing-cycles>
    <meta:editing-duration>PT3H23M11S</meta:editing-duration>
    <meta:document-statistic meta:table-count="1" meta:cell-count="12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